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7076" officeooo:paragraph-rsid="000e7076"/>
    </style:style>
    <style:style style:name="P2" style:family="paragraph" style:parent-style-name="Standard">
      <style:text-properties officeooo:rsid="000e7076" officeooo:paragraph-rsid="000e7076"/>
    </style:style>
    <style:style style:name="P3" style:family="paragraph" style:parent-style-name="Standard">
      <style:text-properties officeooo:rsid="000fb87a" officeooo:paragraph-rsid="000fb87a"/>
    </style:style>
    <style:style style:name="T1" style:family="text">
      <style:text-properties officeooo:rsid="000fb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 com nomes autoexplicativos e sem I no começo</text:p>
      <text:p text:style-name="P1">Funções com 3 linhas ou menos</text:p>
      <text:p text:style-name="P1"/>
      <text:p text:style-name="P3">para testar, digitar no terminal dentro da pasta:</text:p>
      <text:p text:style-name="P1">php mat<text:span text:style-name="T1">r</text:span>icula_aluno.php '121.121.121-11' 'Bruno' 'email@example.com' '14' '999999999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5:45:22.775904113</meta:creation-date>
    <dc:date>2020-08-05T16:44:23.353024843</dc:date>
    <meta:editing-duration>PT4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0" meta:character-count="218" meta:non-whitespace-character-count="192"/>
  </office:meta>
</office:document-meta>
</file>